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2308" officeooo:paragraph-rsid="001ecb15"/>
    </style:style>
    <style:style style:name="P9" style:family="paragraph" style:parent-style-name="Table_20_Contents">
      <style:text-properties officeooo:rsid="001d9653" officeooo:paragraph-rsid="001d9653"/>
    </style:style>
    <style:style style:name="P10" style:family="paragraph" style:parent-style-name="Table_20_Contents">
      <style:text-properties officeooo:rsid="001efd87" officeooo:paragraph-rsid="001efd87"/>
    </style:style>
    <style:style style:name="P11" style:family="paragraph" style:parent-style-name="Table_20_Contents">
      <style:text-properties officeooo:rsid="00206ff9" officeooo:paragraph-rsid="00206ff9"/>
    </style:style>
    <style:style style:name="P12" style:family="paragraph" style:parent-style-name="Table_20_Contents">
      <style:text-properties officeooo:rsid="0020dead" officeooo:paragraph-rsid="0020dead"/>
    </style:style>
    <style:style style:name="P13" style:family="paragraph" style:parent-style-name="Table_20_Contents">
      <style:text-properties officeooo:rsid="00222283" officeooo:paragraph-rsid="00222283"/>
    </style:style>
    <style:style style:name="P14" style:family="paragraph" style:parent-style-name="Table_20_Contents">
      <style:text-properties style:text-underline-style="solid" style:text-underline-type="double" style:text-underline-width="auto" style:text-underline-color="font-color" officeooo:rsid="00222283" officeooo:paragraph-rsid="00222283"/>
    </style:style>
    <style:style style:name="P15" style:family="paragraph" style:parent-style-name="Table_20_Contents">
      <style:text-properties style:text-underline-style="none" officeooo:rsid="00222283" officeooo:paragraph-rsid="00222283"/>
    </style:style>
    <style:style style:name="P16" style:family="paragraph" style:parent-style-name="Table_20_Contents">
      <style:text-properties officeooo:rsid="00240dba" officeooo:paragraph-rsid="00240dba"/>
    </style:style>
    <style:style style:name="P17" style:family="paragraph" style:parent-style-name="Table_20_Contents">
      <style:text-properties officeooo:rsid="00222283" officeooo:paragraph-rsid="00222283"/>
    </style:style>
    <style:style style:name="P18" style:family="paragraph" style:parent-style-name="Table_20_Contents">
      <style:text-properties officeooo:rsid="00240dba" officeooo:paragraph-rsid="00240dba"/>
    </style:style>
    <style:style style:name="P19" style:family="paragraph" style:parent-style-name="Standard">
      <style:text-properties officeooo:rsid="001ab716" officeooo:paragraph-rsid="001ab716"/>
    </style:style>
    <style:style style:name="T1" style:family="text">
      <style:text-properties officeooo:rsid="001ecb15"/>
    </style:style>
    <style:style style:name="T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9">NFLUX_Y_U(:, 1, 1)</text:p>
            <text:p text:style-name="P9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  <table:table-row>
          <table:table-cell table:style-name="Table1.A2" office:value-type="string">
            <text:p text:style-name="P10">NFLUX_Y_U(:, 1, 0)</text:p>
            <text:p text:style-name="P10">8.1447174927862478E-002 <text:s text:c="2"/>6.1021559929783573E-003 <text:s text:c="2"/>2.7645416815917580E-005</text:p>
          </table:table-cell>
          <table:table-cell table:style-name="Table1.B2" office:value-type="string">
            <text:p text:style-name="P8">NFLUX_Y_D(:, 1, <text:span text:style-name="T1">1</text:span>)</text:p>
            <text:p text:style-name="P7">-8.1447174927862478E-002 <text:s/>-6.1021559929783573E-003 <text:s/>-2.7645416815917580E-005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RANK 0</text:p>
          </table:table-cell>
          <table:table-cell table:style-name="Table2.B1" office:value-type="string">
            <text:p text:style-name="P12">RANK 1</text:p>
          </table:table-cell>
        </table:table-row>
        <table:table-row>
          <table:table-cell table:style-name="Table2.A2" office:value-type="string">
            <text:p text:style-name="P11">NFLUX_Y_U(:, 1, 0)</text:p>
          </table:table-cell>
          <table:table-cell table:style-name="Table2.B2" office:value-type="string">
            <text:p text:style-name="P11">NFLUX_Y_D(:, 1, 1)</text:p>
          </table:table-cell>
        </table:table-row>
        <table:table-row>
          <table:table-cell table:style-name="Table2.A2" office:value-type="string">
            <text:p text:style-name="Table_20_Contents">-2.4923957163391793E-002 1.6266442510531793E-003 2.7218291351265196E-003 1.6399222223418438E-004 1.0039021530204794E-005</text:p>
            <text:p text:style-name="Table_20_Contents"/>
            <text:p text:style-name="Table_20_Contents">-2.4857569860229498E-002 1.5982349816819807E-003 2.7171908816263197E-003 1.6340274045115641E-004 1.1296075365542056E-005</text:p>
            <text:p text:style-name="Table_20_Contents"/>
            <text:p text:style-name="Table_20_Contents">-2.4775067731308040E-002 <text:s text:c="2"/>1.5629999615595588E-003 <text:s text:c="2"/>2.7113222504320930E-003 <text:s text:c="2"/>1.6273452458251934E-004 <text:s text:c="2"/>1.2738187050842601E-005</text:p>
          </table:table-cell>
          <table:table-cell table:style-name="Table2.B2" office:value-type="string">
            <text:p text:style-name="Table_20_Contents">2.4923957163391793E-002 <text:s/>-1.6266442510531793E-003 <text:s/>-2.7218291351265196E-003 <text:s/>-1.6399222223418438E-004 <text:s/>-1.0039021530204794E-005</text:p>
            <text:p text:style-name="Table_20_Contents"/>
            <text:p text:style-name="Table_20_Contents">2.4857569860229498E-002 <text:s/>-1.5982349816819807E-003 <text:s/>-2.7171908816263197E-003 <text:s/>-1.6340274045115641E-004 <text:s/>-1.1296075365542056E-005</text:p>
            <text:p text:style-name="Table_20_Contents"/>
            <text:p text:style-name="Table_20_Contents"><text:s/>2.4775067731308040E-002 <text:s/>-1.5629999615595588E-003 <text:s/>-2.7113222504320930E-003 <text:s/>-1.6273452458251934E-004 <text:s/>-1.2738187050842601E-005</text:p>
          </table:table-cell>
        </table:table-row>
        <table:table-row>
          <table:table-cell table:style-name="Table2.A2" office:value-type="string">
            <text:p text:style-name="P13">SOLUTION_INT_R(:, 1, 0)</text:p>
            <text:p text:style-name="P15">-2.9191964951525179E-002 1.9059225031270454E-003 3.1888214485279289E-003 1.9212883942525220E-004 1.1761445319113177E-005</text:p>
            <text:p text:style-name="P15"/>
            <text:p text:style-name="P15">-2.9136107806801127E-002 1.8728973358235130E-003 3.1863556974457549E-003 1.9088223429742556E-004 1.4245218054204430E-005</text:p>
            <text:p text:style-name="P15"/>
            <text:p text:style-name="P15">-2.90667868209971<text:span text:style-name="T2">11</text:span>E-002 <text:s text:c="2"/>1.8318694783849765E-003 <text:s text:c="2"/>3.1832010499493238E-003 <text:s text:c="2"/>1.8939880282073951E-004 <text:s text:c="2"/>1.7198213202800700E-005</text:p>
            <text:p text:style-name="P14"/>
          </table:table-cell>
          <table:table-cell table:style-name="Table2.B2" office:value-type="string">
            <text:p text:style-name="P16">REMOTE_SOLUTION_INT_R(:, 1)</text:p>
            <text:p text:style-name="P16">-2.9191964951525179E-002 1.9059225031270454E-003 3.1888214485279289E-003 1.9212883942525220E-004 1.1761445319113177E-005 </text:p>
            <text:p text:style-name="P16"/>
            <text:p text:style-name="P16">-2.9136107806801127E-002 1.8728973358235130E-003 3.1863556974457549E-003 1.9088223429742556E-004 1.4245218054204430E-005 </text:p>
            <text:p text:style-name="P16"/>
            <text:p text:style-name="P16">-2.90670886123590<text:span text:style-name="T2">16</text:span>E-002 <text:s text:c="2"/>1.8318717663005817E-003 <text:s text:c="2"/>3.1833200415599928E-003 <text:s text:c="2"/>1.8933360332603114E-004 <text:s text:c="2"/><text:span text:style-name="T2">1.725</text:span>1505302922329E-005 </text:p>
          </table:table-cell>
        </table:table-row>
        <table:table-row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<text:s text:c="2"/>5.0551915733006670E-003 <text:s text:c="2"/>2.2902213164642295E-005 3</text:p>
          </table:table-cell>
          <table:table-cell table:style-name="Table2.B2" office:value-type="string">
            <text:p text:style-name="P16"><text:s/>6.7473450230233739E-002 <text:s text:c="2"/>5.0551915732054862E-003 <text:s text:c="2"/>2.2902213163308878E-005 <text:s text:c="2"/>0.0000000000000000 <text:s text:c="7"/>0.0000000000000000 <text:s text:c="5"/>2</text:p>
            <text:p text:style-name="P16"><text:s text:c="3"/>6.7473450230233739E-002 <text:s text:c="2"/>5.0551915732054862E-003 <text:s text:c="2"/>2.2902213163308878E-005 <text:s text:c="2"/>0.0000000000000000 <text:s text:c="7"/>0.0000000000000000 <text:s text:c="5"/><text:soft-page-break/>3</text:p>
          </table:table-cell>
        </table:table-row>
        <table:table-row>
          <table:table-cell table:style-name="Table2.A2" office:value-type="string">
            <text:p text:style-name="P13">0.45530863669447280 </text:p>
          </table:table-cell>
          <table:table-cell table:style-name="Table2.B2" office:value-type="string">
            <text:p text:style-name="P16">0.45530863669417154 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6T10:39:00.716629851</dc:date>
    <meta:editing-duration>PT4H27M39S</meta:editing-duration>
    <meta:editing-cycles>29</meta:editing-cycles>
    <meta:document-statistic meta:table-count="2" meta:image-count="0" meta:object-count="0" meta:page-count="3" meta:paragraph-count="54" meta:word-count="195" meta:character-count="3696" meta:non-whitespace-character-count="3241"/>
  </office:meta>
</office:document-meta>
</file>